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6.11716666666667cm" style:use-optimal-column-width="true"/>
    </style:style>
    <style:style style:name="co2" style:family="table-column">
      <style:table-column-properties fo:break-before="auto" style:column-width="3.83116666666667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5.312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8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FX Name</text:p>
          </table:table-cell>
          <table:table-cell office:value-type="string" table:style-name="ce2">
            <text:p>Asset Type</text:p>
          </table:table-cell>
          <table:table-cell office:value-type="string" table:style-name="ce2">
            <text:p>Variations</text:p>
          </table:table-cell>
          <table:table-cell office:value-type="string" table:style-name="ce2">
            <text:p>Recorded/Sourced</text:p>
          </table:table-cell>
          <table:table-cell office:value-type="string" table:style-name="ce2">
            <text:p>Implemented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Priority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reaking floorboards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Big Light switch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On/Off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Night Light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Shower Dripping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Music Box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Unity Asset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Footsteps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Monster/Humans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onster Gurgle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Yes (Multiple versions)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Monster Reactions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Yes (Multiple versions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Child Reactions</text:p>
          </table:table-cell>
          <table:table-cell office:value-type="string" table:style-name="ce3">
            <text:p>VO/Free Asset</text:p>
          </table:table-cell>
          <table:table-cell office:value-type="string" table:style-name="ce3">
            <text:p>Yes (Positive/Negative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Parent Reactions</text:p>
          </table:table-cell>
          <table:table-cell office:value-type="string" table:style-name="ce3">
            <text:p>VO/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Object pickup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Turn Invisible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Visibility Indicator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Door Creak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Yes (Random)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Fuse Box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tatic Noise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Bottle Smas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Curtain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3">
            <text:p>Smack</text:p>
          </table:table-cell>
          <table:table-cell office:value-type="string" table:style-name="ce3">
            <text:p>Foley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TV Smas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Unity Asset</text:p>
          </table:table-cell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ig Lever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ittle Switch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ower Down</text:p>
          </table:table-cell>
          <table:table-cell office:value-type="string" table:style-name="ce3">
            <text:p>Free Asset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oiceline for good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oiceline for bad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Voiceline for neutral final obj.</text:p>
          </table:table-cell>
          <table:table-cell office:value-type="string" table:style-name="ce3">
            <text:p>VO</text:p>
          </table:table-cell>
          <table:table-cell office:value-type="string" table:style-name="ce3">
            <text:p>no</text:p>
          </table:table-cell>
          <table:table-cell table:number-columns-repeated="3" table:style-name="ce3"/>
          <table:table-cell office:value-type="string" table:style-name="ce3">
            <text:p>*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Water drip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Yes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3">
            <text:p>Cupboard close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Yes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office:value-type="string" table:style-name="ce3">
            <text:p>Sound for crucifix turning on wall,drag?</text:p>
          </table:table-cell>
          <table:table-cell office:value-type="string" table:style-name="ce3">
            <text:p>Foley or Free Asset</text:p>
          </table:table-cell>
          <table:table-cell office:value-type="string" table:style-name="ce3">
            <text:p>No</text:p>
          </table:table-cell>
          <table:table-cell table:number-columns-repeated="4" table:style-name="ce3"/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Justin Gonsalves</dc:creator>
    <meta:creation-date>2025-05-07T10:47:22Z</meta:creation-date>
    <dc:date>2025-06-13T17:44:29Z</dc:date>
    <meta:editing-cycles>15</meta:editing-cycles>
    <meta:editing-duration>PT3258S</meta:editing-duration>
  </office:meta>
</office:document-meta>
</file>